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03.13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38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4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1]+1" office:value-type="float" office:value="31" calcext:value-type="float">
            <text:p>3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Goulasch</text:p>
          </table:table-cell>
          <table:table-cell table:style-name="ce28" office:value-type="date" office:date-value="2021-08-19" calcext:value-type="date">
            <text:p>19/08/21</text:p>
          </table:table-cell>
          <table:table-cell table:style-name="ce24" office:value-type="string" calcext:value-type="string">
            <text:p>Édina CZEDULA</text:p>
          </table:table-cell>
          <table:table-cell table:style-name="ce24" office:value-type="string" calcext:value-type="string">
            <text:p>Philippe, <text:s/>Édina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2]+1" office:value-type="float" office:value="32" calcext:value-type="float">
            <text:p>3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 (2ème version)</text:p>
          </table:table-cell>
          <table:table-cell table:style-name="ce28" office:value-type="date" office:date-value="2021-09-11" calcext:value-type="date">
            <text:p>11/09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c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3]+1" office:value-type="float" office:value="33" calcext:value-type="float">
            <text:p>3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4]+1" office:value-type="float" office:value="34" calcext:value-type="float">
            <text:p>3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5]+1" office:value-type="float" office:value="35" calcext:value-type="float">
            <text:p>3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6]+1" office:value-type="float" office:value="36" calcext:value-type="float">
            <text:p>3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7]+1" office:value-type="float" office:value="37" calcext:value-type="float">
            <text:p>3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Pomm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10-18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2:55:49.217114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10-18T13:07:31.788277106</dc:date>
    <meta:editing-duration>PT1H46M43S</meta:editing-duration>
    <meta:editing-cycles>23</meta:editing-cycles>
    <meta:generator>LibreOffice/6.0.7.3$Linux_X86_64 LibreOffice_project/00m0$Build-3</meta:generator>
    <meta:print-date>2021-03-27T13:40:53.052651153</meta:print-date>
    <meta:document-statistic meta:table-count="1" meta:cell-count="227" meta:object-count="0"/>
  </office:meta>
</office:document-meta>
</file>